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_7e_LT_7e_Gliederung_20_1">
      <style:text-properties style:font-name="Arial" officeooo:paragraph-rsid="0012050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2cb9" style:font-size-asian="16pt" style:font-size-complex="16pt"/>
    </style:style>
    <style:style style:name="T3" style:family="text">
      <style:text-properties fo:font-size="16pt" officeooo:rsid="00068600" style:font-size-asian="16pt" style:font-size-complex="16pt"/>
    </style:style>
    <style:style style:name="T4" style:family="text">
      <style:text-properties fo:font-size="16pt" officeooo:rsid="000a41db" style:font-size-asian="16pt" style:font-size-complex="16pt"/>
    </style:style>
    <style:style style:name="T5" style:family="text">
      <style:text-properties fo:font-size="16pt" officeooo:rsid="00152ce6" style:font-size-asian="16pt" style:font-size-complex="16pt"/>
    </style:style>
    <style:style style:name="T6" style:family="text">
      <style:text-properties fo:font-size="16pt" officeooo:rsid="001070b7" style:font-size-asian="16pt" style:font-size-complex="16pt"/>
    </style:style>
    <style:style style:name="T7" style:family="text">
      <style:text-properties fo:font-size="16pt" officeooo:rsid="00120503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rée en 1989 par Tim Berners-Lee un informaticien </text:span><text:span text:style-name="T6">B</text:span><text:span text:style-name="T2">ritanique </text:span><text:span text:style-name="T1">Internet est un réseau de réseau</text:span><text:span text:style-name="T2">x</text:span><text:span text:style-name="T1"> informatique</text:span><text:span text:style-name="T6">s</text:span><text:span text:style-name="T1"> </text:span><text:span text:style-name="T6">aussi bien publics comme un cyber-café que privés comme le réseau d’une maison. </text:span><text:span text:style-name="T5">Il fourni plusieurs services comme le web ou le World Wide Web de son nom complet mais aussi la messagerie électronique couramment appelée e-mail, des forum de discussion, des outils de transfert de fichiers sous plusieurs forme et des services de discussion en direct</text:span><text:span text:style-name="T6">. Tout ces réseaux </text:span><text:span text:style-name="T5">et services</text:span><text:span text:style-name="T6"> sont reliés ensemble reliant ainsi toute la planète grâce à de nombreux protocoles </text:span><text:span text:style-name="T7">comme l’IP, l’HTTPS, le TCP… Ainsi que des</text:span><text:span text:style-name="T6"> outils informatiques </text:span><text:span text:style-name="T7">comme la box internet</text:span><text:span text:style-name="T6"> </text:span><text:span text:style-name="T7">et les serveurs DNS</text:span><text:span text:style-name="T1">. Il facilite l’envoi de données numérique à travers le monde et est devenus indispensable aujourd’hui autant pour la vie quotidienne : pour envoyer des messages personnels et surfer sur le web <text:s/>que pour des activités professionnelle, économique ou politique</text:span><text:span text:style-name="T2">s. </text:span><text:span text:style-name="T3">Cependant c</text:span><text:span text:style-name="T2">omme Internet relaye l’information de partout dans le monde, la société d’aujourd’hui, </text:span><text:span text:style-name="T3">notamment par le biais des réseaux sociaux, est </text:span><text:span text:style-name="T2">constammen</text:span><text:span text:style-name="T3">t</text:span><text:span text:style-name="T2"> alimentée par ces informations </text:span><text:span text:style-name="T3">qui influencent parfois notre libre arbitre et tente</text:span><text:span text:style-name="T4">nt</text:span><text:span text:style-name="T3"> à nous conformer au</text:span><text:span text:style-name="T5">x</text:span><text:span text:style-name="T3"> </text:span><text:span text:style-name="T5">opinions des </text:span><text:span text:style-name="T3">autre</text:span><text:span text:style-name="T5">s</text:span><text:span text:style-name="T3"> </text:span><text:span text:style-name="T5">ce qui peut entraîner un replis sur soi et un enfermement </text:span><text:span text:style-name="T3">dans </text:span><text:span text:style-name="T4">des </text:span><text:span text:style-name="T3">bulle</text:span><text:span text:style-name="T4">s</text:span><text:span text:style-name="T3"> idéologique</text:span><text:span text:style-name="T4">s</text:span>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4T12:02:41.808000000</meta:creation-date>
    <dc:date>2023-10-14T14:58:33.848000000</dc:date>
    <meta:editing-duration>PT20M49S</meta:editing-duration>
    <meta:editing-cycles>6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204" meta:character-count="1309" meta:non-whitespace-character-count="1105"/>
  </office:meta>
</office:document-meta>
</file>